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4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244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rau-Boiri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Capi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ra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Erdoci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Kalvin</text:p>
          </table:table-cell>
          <table:table-cell table:style-name="ce4" office:value-type="string" calcext:value-type="string">
            <text:p>Gourgu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randidier-Nkanang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Jau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" office:value-type="string" calcext:value-type="string">
            <text:p>Thomas</text:p>
          </table:table-cell>
          <table:table-cell table:style-name="ce16" office:value-type="string" calcext:value-type="string">
            <text:p>Laclay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Lamoth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office:value-type="string" calcext:value-type="string">
            <text:p>Jimi</text:p>
          </table:table-cell>
          <table:table-cell office:value-type="string" calcext:value-type="string">
            <text:p>Maxim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ontag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Ne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Rodrigue</text:p>
          </table:table-cell>
          <table:table-cell table:style-name="ce4" office:value-type="string" calcext:value-type="string">
            <text:p>Net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office:value-type="string" calcext:value-type="string">
            <text:p>Lenni</text:p>
          </table:table-cell>
          <table:table-cell office:value-type="string" calcext:value-type="string">
            <text:p>Nouch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un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Darr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Samipeni</text:p>
          </table:table-cell>
          <table:table-cell office:value-type="string" calcext:value-type="string">
            <text:p>Fina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Du<text:span text:style-name="T1">'Plessis</text:span></text:p>
          </table:table-cell>
          <table:table-cell office:value-type="string" calcext:value-type="string">
            <text:p>Kirif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office:value-type="string" calcext:value-type="string">
            <text:p>Pasilio</text:p>
          </table:table-cell>
          <table:table-cell office:value-type="string" calcext:value-type="string">
            <text:p>To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8" calcext:value-type="float">
            <text:p>338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0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anham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mpion de Crespigny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TGA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Filipo</text:p>
          </table:table-cell>
          <table:table-cell office:value-type="string" calcext:value-type="string">
            <text:p>Daugunu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Edmed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look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ordo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onerga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asser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Pietsch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Ross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Stewar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Swai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Kalani</text:p>
          </table:table-cell>
          <table:table-cell office:value-type="string" calcext:value-type="string">
            <text:p>Thoma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6" calcext:value-type="float">
            <text:p>526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oole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7" calcext:value-type="float">
            <text:p>52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8" calcext:value-type="float">
            <text:p>528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9" calcext:value-type="float">
            <text:p>529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1" calcext:value-type="float">
            <text:p>531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2" calcext:value-type="float">
            <text:p>53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3" calcext:value-type="float">
            <text:p>53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4" calcext:value-type="float">
            <text:p>534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6" calcext:value-type="float">
            <text:p>53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7" calcext:value-type="float">
            <text:p>53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8" calcext:value-type="float">
            <text:p>538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Johan</text:p>
          </table:table-cell>
          <table:table-cell table:style-name="ce16" office:value-type="string" calcext:value-type="string">
            <text:p>Grobbel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Hook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9" calcext:value-type="float">
            <text:p>63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0" calcext:value-type="float">
            <text:p>640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Z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1" calcext:value-type="float">
            <text:p>64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2" calcext:value-type="float">
            <text:p>64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3" calcext:value-type="float">
            <text:p>64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4" calcext:value-type="float">
            <text:p>644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5" calcext:value-type="float">
            <text:p>645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6" calcext:value-type="float">
            <text:p>64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7" calcext:value-type="float">
            <text:p>647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Louw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8" calcext:value-type="float">
            <text:p>648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9" calcext:value-type="float">
            <text:p>649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0" calcext:value-type="float">
            <text:p>650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1" calcext:value-type="float">
            <text:p>651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4" calcext:value-type="float">
            <text:p>654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6" calcext:value-type="float">
            <text:p>656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7" calcext:value-type="float">
            <text:p>657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8" calcext:value-type="float">
            <text:p>65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9" calcext:value-type="float">
            <text:p>659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1" calcext:value-type="float">
            <text:p>661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3" calcext:value-type="float">
            <text:p>663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4" calcext:value-type="float">
            <text:p>664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5" calcext:value-type="float">
            <text:p>665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6" calcext:value-type="float">
            <text:p>666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7" calcext:value-type="float">
            <text:p>667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9" calcext:value-type="float">
            <text:p>669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1" calcext:value-type="float">
            <text:p>671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2" calcext:value-type="float">
            <text:p>672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3" calcext:value-type="float">
            <text:p>673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4" calcext:value-type="float">
            <text:p>674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5" calcext:value-type="float">
            <text:p>675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6" calcext:value-type="float">
            <text:p>676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7" calcext:value-type="float">
            <text:p>677</text:p>
          </table:table-cell>
          <table:table-cell table:style-name="ce16" office:value-type="string" calcext:value-type="string">
            <text:p>Gerhard</text:p>
          </table:table-cell>
          <table:table-cell table:style-name="ce16" office:value-type="string" calcext:value-type="string">
            <text:p>Steenekamp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8" calcext:value-type="float">
            <text:p>678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9" calcext:value-type="float">
            <text:p>67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1" calcext:value-type="float">
            <text:p>681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3" calcext:value-type="float">
            <text:p>683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4" calcext:value-type="float">
            <text:p>684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5" calcext:value-type="float">
            <text:p>685</text:p>
          </table:table-cell>
          <table:table-cell office:value-type="string" calcext:value-type="string">
            <text:p>Morne</text:p>
          </table:table-cell>
          <table:table-cell office:value-type="string" calcext:value-type="string">
            <text:p>Van Den Berg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7" calcext:value-type="float">
            <text:p>68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9" calcext:value-type="float">
            <text:p>689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0" calcext:value-type="float">
            <text:p>69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1" calcext:value-type="float">
            <text:p>691</text:p>
          </table:table-cell>
          <table:table-cell office:value-type="string" calcext:value-type="string">
            <text:p>Boan</text:p>
          </table:table-cell>
          <table:table-cell office:value-type="string" calcext:value-type="string">
            <text:p>Vent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3" calcext:value-type="float">
            <text:p>69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4" calcext:value-type="float">
            <text:p>69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5" calcext:value-type="float">
            <text:p>69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6" calcext:value-type="float">
            <text:p>69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HK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Baylis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umm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Dob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Ha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Hutch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sibaka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cBe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Millar-Mill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HK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Onyeama-Chris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D<text:span text:style-name="T1">'Arcy</text:span></text:p>
          </table:table-cell>
          <table:table-cell table:style-name="ce16" office:value-type="string" calcext:value-type="string">
            <text:p>Ra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3" calcext:value-type="float">
            <text:p>87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office:value-type="string" calcext:value-type="string">
            <text:p>Arron</text:p>
          </table:table-cell>
          <table:table-cell office:value-type="string" calcext:value-type="string">
            <text:p>Ree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9" calcext:value-type="float">
            <text:p>87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amu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7" calcext:value-type="float">
            <text:p>887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9" calcext:value-type="float">
            <text:p>889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0" calcext:value-type="float">
            <text:p>890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yk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1" calcext:value-type="float">
            <text:p>89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2" calcext:value-type="float">
            <text:p>892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3" calcext:value-type="float">
            <text:p>893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5" calcext:value-type="float">
            <text:p>895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6" calcext:value-type="float">
            <text:p>896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7" calcext:value-type="float">
            <text:p>897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8" calcext:value-type="float">
            <text:p>89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9" calcext:value-type="float">
            <text:p>899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lliam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1" calcext:value-type="float">
            <text:p>901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lch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arr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rt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lem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riff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Har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n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Morgan-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2" calcext:value-type="float">
            <text:p>107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3" calcext:value-type="float">
            <text:p>10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Plumtr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4" calcext:value-type="float">
            <text:p>1074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6" calcext:value-type="float">
            <text:p>107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7" calcext:value-type="float">
            <text:p>1077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8" calcext:value-type="float">
            <text:p>1078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9" calcext:value-type="float">
            <text:p>1079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0" calcext:value-type="float">
            <text:p>108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ger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2" calcext:value-type="float">
            <text:p>1082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3" calcext:value-type="float">
            <text:p>10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4" calcext:value-type="float">
            <text:p>1084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5" calcext:value-type="float">
            <text:p>1085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7" calcext:value-type="float">
            <text:p>1087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8" calcext:value-type="float">
            <text:p>1088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9" calcext:value-type="float">
            <text:p>108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0" calcext:value-type="float">
            <text:p>1090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1" calcext:value-type="float">
            <text:p>1091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2" calcext:value-type="float">
            <text:p>1092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3" calcext:value-type="float">
            <text:p>1093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4" calcext:value-type="float">
            <text:p>109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5" calcext:value-type="float">
            <text:p>109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6" calcext:value-type="float">
            <text:p>1096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7" calcext:value-type="float">
            <text:p>1097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8" calcext:value-type="float">
            <text:p>1098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9" calcext:value-type="float">
            <text:p>1099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0" calcext:value-type="float">
            <text:p>1100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1" calcext:value-type="float">
            <text:p>1101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2" calcext:value-type="float">
            <text:p>1102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3" calcext:value-type="float">
            <text:p>1103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4" calcext:value-type="float">
            <text:p>1104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her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office:value-type="string" calcext:value-type="string">
            <text:p>Caolin</text:p>
          </table:table-cell>
          <table:table-cell office:value-type="string" calcext:value-type="string">
            <text:p>Blad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a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Fra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Gus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Closk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9" calcext:value-type="float">
            <text:p>1269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0" calcext:value-type="float">
            <text:p>127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1" calcext:value-type="float">
            <text:p>1271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2" calcext:value-type="float">
            <text:p>127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3" calcext:value-type="float">
            <text:p>1273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4" calcext:value-type="float">
            <text:p>1274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5" calcext:value-type="float">
            <text:p>1275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6" calcext:value-type="float">
            <text:p>1276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o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7" calcext:value-type="float">
            <text:p>127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8" calcext:value-type="float">
            <text:p>127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9" calcext:value-type="float">
            <text:p>1279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2" calcext:value-type="float">
            <text:p>128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3" calcext:value-type="float">
            <text:p>1283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4" calcext:value-type="float">
            <text:p>128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5" calcext:value-type="float">
            <text:p>128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6" calcext:value-type="float">
            <text:p>128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7" calcext:value-type="float">
            <text:p>128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8" calcext:value-type="float">
            <text:p>1288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9" calcext:value-type="float">
            <text:p>1289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0" calcext:value-type="float">
            <text:p>1290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imo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1" calcext:value-type="float">
            <text:p>1291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2" calcext:value-type="float">
            <text:p>129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3" calcext:value-type="float">
            <text:p>1293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4" calcext:value-type="float">
            <text:p>129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5" calcext:value-type="float">
            <text:p>1295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6" calcext:value-type="float">
            <text:p>129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7" calcext:value-type="float">
            <text:p>129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RO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Dingw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Ewel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Ilion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office:value-type="string" calcext:value-type="string">
            <text:p>Cadan</text:p>
          </table:table-cell>
          <table:table-cell office:value-type="string" calcext:value-type="string">
            <text:p>Mur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jomo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GH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epp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Rod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PH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office:value-type="string" calcext:value-type="string">
            <text:p>Ben </text:p>
          </table:table-cell>
          <table:table-cell office:value-type="string" calcext:value-type="string">
            <text:p>Spen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CHN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8" calcext:value-type="float">
            <text:p>151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9" calcext:value-type="float">
            <text:p>151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0" calcext:value-type="float">
            <text:p>152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1" calcext:value-type="float">
            <text:p>152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2" calcext:value-type="float">
            <text:p>152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3" calcext:value-type="float">
            <text:p>1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4" calcext:value-type="float">
            <text:p>152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5" calcext:value-type="float">
            <text:p>15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Da R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Di Bartolome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Favret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Izeko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Lamb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Lucche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ynagh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Mar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3" calcext:value-type="float">
            <text:p>1643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7" calcext:value-type="float">
            <text:p>164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dogwu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8" calcext:value-type="float">
            <text:p>1648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Opoku-Gyamf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GH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2" calcext:value-type="float">
            <text:p>165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3" calcext:value-type="float">
            <text:p>1653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4" calcext:value-type="float">
            <text:p>165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5" calcext:value-type="float">
            <text:p>165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6" calcext:value-type="float">
            <text:p>165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7" calcext:value-type="float">
            <text:p>1657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iccio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8" calcext:value-type="float">
            <text:p>1658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9" calcext:value-type="float">
            <text:p>1659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1" calcext:value-type="float">
            <text:p>166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O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2" calcext:value-type="float">
            <text:p>1662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3" calcext:value-type="float">
            <text:p>1663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4" calcext:value-type="float">
            <text:p>16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5" calcext:value-type="float">
            <text:p>1665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6" calcext:value-type="float">
            <text:p>1666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7" calcext:value-type="float">
            <text:p>166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Zambon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8" calcext:value-type="float">
            <text:p>166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9" calcext:value-type="float">
            <text:p>1669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nitez-Cru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oria March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rondo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g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Moy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Picc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Geronimo</text:p>
          </table:table-cell>
          <table:table-cell office:value-type="string" calcext:value-type="string">
            <text:p>Prisciant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4" calcext:value-type="float">
            <text:p>176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5" calcext:value-type="float">
            <text:p>176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6" calcext:value-type="float">
            <text:p>176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7" calcext:value-type="float">
            <text:p>1767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8" calcext:value-type="float">
            <text:p>1768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9" calcext:value-type="float">
            <text:p>176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1" calcext:value-type="float">
            <text:p>1771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Weng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Armstrong-Rav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asel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Dog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Haereiti</text:p>
          </table:table-cell>
          <table:table-cell office:value-type="string" calcext:value-type="string">
            <text:p>Hete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yt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uate</text:p>
          </table:table-cell>
          <table:table-cell office:value-type="string" calcext:value-type="string">
            <text:p>Karaw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Ponipate</text:p>
          </table:table-cell>
          <table:table-cell office:value-type="string" calcext:value-type="string">
            <text:p>Logani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Iosefo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Motikai</text:p>
          </table:table-cell>
          <table:table-cell office:value-type="string" calcext:value-type="string">
            <text:p>Murray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Salesi</text:p>
          </table:table-cell>
          <table:table-cell office:value-type="string" calcext:value-type="string">
            <text:p>Ray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Kitione</text:p>
          </table:table-cell>
          <table:table-cell office:value-type="string" calcext:value-type="string">
            <text:p>Sal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Pita-Gus</text:p>
          </table:table-cell>
          <table:table-cell office:value-type="string" calcext:value-type="string">
            <text:p>Sowak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7" calcext:value-type="float">
            <text:p>18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8" calcext:value-type="float">
            <text:p>1858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9" calcext:value-type="float">
            <text:p>1859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0" calcext:value-type="float">
            <text:p>1860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Togiat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1" calcext:value-type="float">
            <text:p>1861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2" calcext:value-type="float">
            <text:p>1862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4" calcext:value-type="float">
            <text:p>1864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5" calcext:value-type="float">
            <text:p>1865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6" calcext:value-type="float">
            <text:p>186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7" calcext:value-type="float">
            <text:p>1867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8" calcext:value-type="float">
            <text:p>1868</text:p>
          </table:table-cell>
          <table:table-cell office:value-type="string" calcext:value-type="string">
            <text:p>Etonia</text:p>
          </table:table-cell>
          <table:table-cell office:value-type="string" calcext:value-type="string">
            <text:p>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9" calcext:value-type="float">
            <text:p>1869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70" calcext:value-type="float">
            <text:p>187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y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71" calcext:value-type="float">
            <text:p>1871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lainu<text:span text:style-name="T1">'ues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table:number-columns-repeated="2" office:value-type="string" calcext:value-type="string">
            <text:p>Lalomi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amosite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Malo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27" calcext:value-type="float">
            <text:p>127</text:p>
          </table:table-cell>
          <table:table-cell table:number-columns-repeated="2"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mua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McFarland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Paia<text:span text:style-name="T1">'au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Papali'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aleni</text:p>
          </table:table-cell>
          <table:table-cell office:value-type="string" calcext:value-type="string">
            <text:p>Seu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8" calcext:value-type="float">
            <text:p>1928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9" calcext:value-type="float">
            <text:p>1929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0" calcext:value-type="float">
            <text:p>1930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1" calcext:value-type="float">
            <text:p>1931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2" calcext:value-type="float">
            <text:p>1932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aumatein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3" calcext:value-type="float">
            <text:p>193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4" calcext:value-type="float">
            <text:p>193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5" calcext:value-type="float">
            <text:p>193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6" calcext:value-type="float">
            <text:p>1936</text:p>
          </table:table-cell>
          <table:table-cell office:value-type="string" calcext:value-type="string">
            <text:p>Tietie</text:p>
          </table:table-cell>
          <table:table-cell office:value-type="string" calcext:value-type="string">
            <text:p>Tuimau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7" calcext:value-type="float">
            <text:p>1937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uita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8" calcext:value-type="float">
            <text:p>1938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9" calcext:value-type="float">
            <text:p>193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office:value-type="string" calcext:value-type="string">
            <text:p>Vaea</text:p>
          </table:table-cell>
          <table:table-cell office:value-type="string" calcext:value-type="string">
            <text:p>Fifit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Fisi<text:span text:style-name="T1">'ihoi</text:span>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office:value-type="string" calcext:value-type="string">
            <text:p>Tanginoa</text:p>
          </table:table-cell>
          <table:table-cell office:value-type="string" calcext:value-type="string">
            <text:p>Halaifon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isi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olomone</text:p>
          </table:table-cell>
          <table:table-cell office:value-type="string" calcext:value-type="string">
            <text:p>Kat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oli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tuli</text:p>
          </table:table-cell>
          <table:table-cell office:value-type="string" calcext:value-type="string">
            <text:p>Pae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6" calcext:value-type="float">
            <text:p>86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ellegrini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Pulu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Dearns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Hayate</text:p>
          </table:table-cell>
          <table:table-cell office:value-type="string" calcext:value-type="string">
            <text:p>E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ee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3" calcext:value-type="float">
            <text:p>103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unter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Kippei</text:p>
          </table:table-cell>
          <table:table-cell office:value-type="string" calcext:value-type="string">
            <text:p>Ishid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KOR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iley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Merkler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 table:number-rows-repeated="1047263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1241:Feuille1.Q12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23:02:27.75778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20T23:06:43.389045400</dc:date>
    <meta:editing-cycles>441</meta:editing-cycles>
    <meta:editing-duration>P30DT11H55M25S</meta:editing-duration>
    <meta:generator>LibreOffice/25.2.6.2$Windows_X86_64 LibreOffice_project/729c5bfe710f5eb71ed3bbde9e06a6065e9c6c5d</meta:generator>
    <meta:document-statistic meta:table-count="1" meta:cell-count="16223" meta:object-count="0"/>
  </office:meta>
</office:document-meta>
</file>